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5eb91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fo:color="#5eb91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6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75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4f81bd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4f81bd"/>
    </style:style>
    <style:style style:name="T132" style:family="text">
      <style:text-properties fo:font-size="12.00pt" fo:font-weight="normal" fo:font-family="Arial" style:font-family-asian="Arial" style:font-family-complex="Arial" fo:background-color="transparent" fo:color="#4f81bd"/>
    </style:style>
    <style:style style:name="T133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49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52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fo:color="#158466"/>
    </style:style>
    <style:style style:name="T1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85" style:family="text">
      <style:text-properties fo:font-size="12.00pt" fo:font-weight="normal" fo:font-family="'Liberation Mono'" style:font-family-asian="'Liberation Mono'" style:font-family-complex="'Liberation Mono'" fo:background-color="transparent" fo:color="#000000"/>
    </style:style>
    <style:style style:name="T18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7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19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7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9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9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20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10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12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1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 fo:margin-top="18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36.00pt" fo:text-indent="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0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left="0.00pt" fo:text-indent="36.00pt"/>
    </style:style>
    <style:style style:name="P16" style:family="paragraph">
      <style:paragraph-properties fo:line-height="115.00%" fo:text-align="left" fo:margin-left="36.00pt" fo:text-indent="0.00pt"/>
    </style:style>
    <style:style style:name="P17" style:family="paragraph">
      <style:paragraph-properties fo:line-height="115.00%" fo:text-align="left" fo:margin-left="0.00pt" fo:text-indent="36.00pt"/>
    </style:style>
    <style:style style:name="P18" style:family="paragraph">
      <style:paragraph-properties fo:line-height="115.00%" fo:text-align="left" fo:margin-left="36.00pt" fo:text-indent="0.00pt"/>
    </style:style>
    <style:style style:name="P19" style:family="paragraph">
      <style:paragraph-properties fo:line-height="115.00%" fo:text-align="left" fo:margin-left="0.00pt" fo:text-indent="36.00pt"/>
    </style:style>
    <style:style style:name="P20" style:family="paragraph">
      <style:paragraph-properties fo:line-height="115.00%" fo:text-align="left" fo:margin-left="36.00pt" fo:text-indent="0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36.00pt" fo:text-indent="0.00pt"/>
    </style:style>
    <style:style style:name="P23" style:family="paragraph">
      <style:paragraph-properties fo:line-height="115.00%" fo:text-align="left" fo:margin-left="0.00pt" fo:text-indent="28.40pt"/>
    </style:style>
    <style:style style:name="P24" style:family="paragraph">
      <style:paragraph-properties fo:line-height="115.00%" fo:text-align="left" fo:margin-left="0.00pt" fo:text-indent="36.0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5" style:family="paragraph">
      <style:paragraph-properties fo:line-height="115.00%" fo:text-align="left" fo:margin-left="0.00pt" fo:text-indent="28.4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6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27" style:family="paragraph">
      <style:paragraph-properties fo:line-height="115.00%" fo:text-align="left" fo:margin-left="0.00pt" fo:text-indent="36.00pt"/>
    </style:style>
    <style:style style:name="P28" style:family="paragraph">
      <style:paragraph-properties fo:line-height="115.00%" fo:text-align="left" fo:margin-left="36.00pt" fo:text-indent="0.00pt"/>
    </style:style>
    <style:style style:name="P29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30" style:family="paragraph">
      <style:paragraph-properties fo:line-height="115.00%" fo:text-align="left" fo:margin-left="0.00pt" fo:text-indent="36.00pt"/>
    </style:style>
    <style:style style:name="P31" style:family="paragraph">
      <style:paragraph-properties fo:line-height="115.00%" fo:text-align="left" fo:margin-left="36.00pt" fo:text-indent="0.00pt"/>
    </style:style>
    <style:style style:name="P32" style:family="paragraph">
      <style:paragraph-properties fo:line-height="115.00%" fo:text-align="left" fo:margin-left="0.00pt" fo:text-indent="36.00pt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15.00%" fo:text-align="left" fo:margin-left="0.00pt" fo:text-indent="36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35.50pt" fo:text-indent="0.00pt"/>
    </style:style>
    <style:style style:name="P37" style:family="paragraph">
      <style:paragraph-properties fo:line-height="115.00%" fo:text-align="left" fo:margin-left="0.00pt" fo:text-indent="36.00pt"/>
    </style:style>
    <style:style style:name="P38" style:family="paragraph">
      <style:paragraph-properties fo:line-height="115.00%" fo:text-align="left" fo:margin-left="36.00pt" fo:text-indent="0.00pt"/>
    </style:style>
    <style:style style:name="P39" style:family="paragraph">
      <style:paragraph-properties fo:line-height="115.00%" fo:text-align="left" fo:margin-left="0.00pt" fo:text-indent="36.00pt"/>
    </style:style>
    <style:style style:name="P40" style:family="paragraph">
      <style:paragraph-properties fo:line-height="100.00%" fo:text-align="left" fo:margin-top="10.00pt" fo:margin-bottom="6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43" style:family="paragraph">
      <style:paragraph-properties fo:line-height="115.00%" fo:text-align="left" fo:margin-left="0.00pt" fo:text-indent="36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top="10.00pt" fo:margin-bottom="6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top="10.00pt" fo:margin-bottom="6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top="10.00pt" fo:margin-bottom="6.00pt"/>
    </style:style>
    <style:style style:name="P50" style:family="paragraph">
      <style:paragraph-properties fo:line-height="100.00%" fo:text-align="left"/>
    </style:style>
  </office:automatic-styles>
  <office:body>
    <office:text>
      <text:p text:style-name="P1"><text:span text:style-name="T1">Suite de Testing para USIG - Normalizador de Direcciones v2.1.2</text:span></text:p>
      <text:p text:style-name="P2"><text:span text:style-name="T2">Check List</text:span></text:p>
      <text:p text:style-name="P3"><text:span text:style-name="T3">Ejecutar las siguientes pruebas desde el navegador web de su preferencia</text:span><text:span text:style-name="T4">.</text:span></text:p>
      <text:p text:style-name="P4"><text:span text:style-name="T5"/></text:p>
      <text:p text:style-name="P5"><text:span text:style-name="T6">0- Testear<text:s/></text:span><text:span text:style-name="T7">la conexión a Internet</text:span></text:p>
      <text:p text:style-name="P6"><text:span text:style-name="T8">Fundamento: verificar si el funcionamiento del servicio de internet es correcta</text:span></text:p>
      <text:p text:style-name="P6"><text:span text:style-name="T9"/></text:p>
      <text:p text:style-name="P7"><text:span text:style-name="T10">Se puede utilizar la Check List de Conexión a Internet realizada en clase.</text:span></text:p>
      <text:p text:style-name="P8"><text:span text:style-name="T11"/></text:p>
      <text:p text:style-name="P8"><text:span text:style-name="T11"/></text:p>
      <text:p text:style-name="P8"><text:span text:style-name="T12">Respuesta</text:span></text:p>
      <text:p text:style-name="P8"><text:span text:style-name="T13">OK</text:span></text:p>
      <text:p text:style-name="P8"><text:span text:style-name="T14"/></text:p>
      <text:p text:style-name="P9"><text:span text:style-name="T15">1- Testear el servicio de normalizaciòn de direcciones este funcionando</text:span></text:p>
      <text:p text:style-name="P10"><text:span text:style-name="T16">Fundamentos: Verificar si el servicio se encuentre disponible</text:span></text:p>
      <text:p text:style-name="P11"><text:span text:style-name="T17"><text:tab/></text:span><text:a xlink:href="https://servicios.usig.buenosaires.gob.ar/normalizar"><text:span text:style-name="T18">https://servicios.usig.buenosaires.gob.ar/normalizar</text:span></text:a><text:span text:style-name="T19"/></text:p>
      <text:p text:style-name="P12"><text:span text:style-name="T20"/></text:p>
      <text:p text:style-name="P12"><text:span text:style-name="T21">Verificar funcionamiento del servicio funcione correctamente</text:span></text:p>
      <text:p text:style-name="P12"><text:span text:style-name="T22"/></text:p>
      <text:p text:style-name="P12"><text:span text:style-name="T23">Respuesta</text:span></text:p>
      <text:p text:style-name="P12"><text:span text:style-name="T24">OK</text:span></text:p>
      <text:p text:style-name="P12"><text:span text:style-name="T25"/></text:p>
      <text:p text:style-name="P13"><text:span text:style-name="T26">2- Testear Programa sin parámetros</text:span></text:p>
      <text:p text:style-name="P14"><text:span text:style-name="T27">Fundamentos: verificar la respuesta de la direccion ante su ingreso<text:s text:c="2"/></text:span></text:p>
      <text:p text:style-name="P14"><text:span text:style-name="T28"/></text:p>
      <text:p text:style-name="P15"><text:span text:style-name="T29">2. a Testear dirección sin parámetros</text:span></text:p>
      <text:p text:style-name="P16"><text:span text:style-name="T30">Fundamentos: verificar el funcionamiento del servicio sin parámetros de entrada.</text:span></text:p>
      <text:p text:style-name="P16"><text:a xlink:href="https://servicios.usig.buenosaires.gob.ar/normalizar/?direccion"><text:span text:style-name="T31">https://servicios.usig.buenosaires.gob.ar/normalizar/?direccion</text:span></text:a><text:span text:style-name="T32"><text:s/></text:span></text:p>
      <text:p text:style-name="P17"><text:span text:style-name="T33"/></text:p>
      <text:p text:style-name="P17"><text:span text:style-name="T34">Se espera un aviso de ingreso de parámetros </text:span></text:p>
      <text:p text:style-name="P17"><text:span text:style-name="T35"/></text:p>
      <text:p text:style-name="P17"><text:span text:style-name="T36">Respuesta:<text:s/></text:span><text:span text:style-name="T37">ERROR</text:span><text:span text:style-name="T38"><text:s/></text:span><text:span text:style-name="T39">{"direccionesNormalizadas": [ ],</text:span></text:p>
      <text:p text:style-name="P17"><text:span text:style-name="T39"><text:s text:c="2"/>"errorMessage": "Calle inexistente: " }</text:span></text:p>
      <text:p text:style-name="P17"><text:span text:style-name="T40"/></text:p>
      <text:p text:style-name="P17"><text:span text:style-name="T41">2. b Testear dirección con un parámetro de entrada</text:span></text:p>
      <text:p text:style-name="P17"><text:span text:style-name="T42">Fundamentos: Verificar ingreso de parámetros correctos</text:span></text:p>
      <text:p text:style-name="P18"><text:a xlink:href="https://servicios.usig.buenosaires.gob.ar/normalizar/?direccion=loria"><text:span text:style-name="T43">https://servicios.usig.buenosaires.gob.ar/normalizar/?direccion=loria</text:span></text:a><text:span text:style-name="T44"/></text:p>
      <text:p text:style-name="P18"><text:a xlink:href="https://servicios.usig.buenosaires.gob.ar/normalizar/?direccion=helguera"><text:span text:style-name="T45">https://servicios.usig.buenosaires.gob.ar/normalizar/?direccion=helguera</text:span></text:a><text:span text:style-name="T46"><text:s/>500</text:span></text:p>
      <text:p text:style-name="P18"><text:a xlink:href="https://servicios.usig.buenosaires.gob.ar/normalizar/?direccion=av medrano y av rivadavia"><text:span text:style-name="T48">https://servicios.usig.buenosaires.gob.ar/normalizar/?direccion=av%20medrano%20y%20av%20rivadavia</text:span></text:a><text:span text:style-name="T49"/></text:p>
      <text:p text:style-name="P18"><text:span text:style-name="T49"/></text:p>
      <text:p text:style-name="P18"><text:span text:style-name="T50">Se espera la devolución de las direcciones con la calle ingresado.</text:span></text:p>
      <text:p text:style-name="P19"><text:span text:style-name="T50">Respuesta:<text:s/></text:span><text:span text:style-name="T51">OK</text:span></text:p>
      <text:p text:style-name="P19"><text:span text:style-name="T52"/></text:p>
      <text:p text:style-name="P19"><text:span text:style-name="T53">2. c Testear dirección con parámetros incorrectos</text:span></text:p>
      <text:p text:style-name="P19"><text:span text:style-name="T54">Fundamentos: Verificar ingreso de parámetros incorrectos</text:span></text:p>
      <text:p text:style-name="P19"><text:span text:style-name="T55"/></text:p>
      <text:p text:style-name="P20"><text:span text:style-name="T56">Comprobacion:<text:s/></text:span><text:span text:style-name="T57">Al intentar hacer esta prueba la mayoría de los símbolos, el servicio nos devuelve esta información</text:span></text:p>
      <text:p text:style-name="P20"><text:span text:style-name="T58"/></text:p>
      <text:p text:style-name="P20"><text:span text:style-name="T59">{</text:span></text:p>
      <text:p text:style-name="P20"><text:span text:style-name="T59"><text:s text:c="2"/>"direccionesNormalizadas": [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0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DON ANSELMO AIETA, CABA, CABA",</text:span></text:p>
      <text:p text:style-name="P20"><text:span text:style-name="T59"><text:s text:c="6"/>"nombre_calle": "DON ANSELMO AIET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1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ASSUSO, CABA, CABA",</text:span></text:p>
      <text:p text:style-name="P20"><text:span text:style-name="T59"><text:s text:c="6"/>"nombre_calle": "ACASSUS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2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EROLINEAS ARGENTINAS, CABA, CABA",</text:span></text:p>
      <text:p text:style-name="P20"><text:span text:style-name="T59"><text:s text:c="6"/>"nombre_calle": "AEROLINEAS ARGENTINAS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3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EVEDO, CABA, CABA",</text:span></text:p>
      <text:p text:style-name="P20"><text:span text:style-name="T59"><text:s text:c="6"/>"nombre_calle": "ACEVED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3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RMENIA, CABA, CABA",</text:span></text:p>
      <text:p text:style-name="P20"><text:span text:style-name="T59"><text:s text:c="6"/>"nombre_calle": "ARMENI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4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EVEDO, EDUARDO, CABA, CABA",</text:span></text:p>
      <text:p text:style-name="P20"><text:span text:style-name="T59"><text:s text:c="6"/>"nombre_calle": "ACEVEDO, EDUARD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4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IBARBOUROU, JUANA DE, CABA, CABA",</text:span></text:p>
      <text:p text:style-name="P20"><text:span text:style-name="T59"><text:s text:c="6"/>"nombre_calle": "IBARBOUROU, JUANA DE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5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NCAGUA, CABA, CABA",</text:span></text:p>
      <text:p text:style-name="P20"><text:span text:style-name="T59"><text:s text:c="6"/>"nombre_calle": "ACONCAGU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6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STA, MARIANO, CABA, CABA",</text:span></text:p>
      <text:p text:style-name="P20"><text:span text:style-name="T59"><text:s text:c="6"/>"nombre_calle": "ACOSTA, MARIAN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6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STA, MARIANO AV., CABA, CABA",</text:span></text:p>
      <text:p text:style-name="P20"><text:span text:style-name="T59"><text:s text:c="6"/>"nombre_calle": "ACOSTA, MARIANO AV.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</text:span></text:p>
      <text:p text:style-name="P20"><text:span text:style-name="T59"><text:s text:c="2"/>]</text:span></text:p>
      <text:p text:style-name="P20"><text:span text:style-name="T59">}:</text:span></text:p>
      <text:p text:style-name="P21"><text:span text:style-name="T60"/></text:p>
      <text:p text:style-name="P22"><text:span text:style-name="T61">Al parecer es la direccion default de la pagina</text:span></text:p>
      <text:p text:style-name="P22"><text:span text:style-name="T61">se hicieron pruebas con todos los simbolos no alfanumericos disponibles en el teclado y las unicas excepcionales han sido "&amp;" y "#" que al introducirlo nos dice "calle inexistente"</text:span></text:p>
      <text:p text:style-name="P22"><text:span text:style-name="T62"/></text:p>
      <text:p text:style-name="P23"><text:a xlink:href="https://servicios.usig.buenosaires.gob.ar/normalizar/?direccion=#"><text:span text:style-name="T63">https://servicios.usig.buenosaires.gob.ar/normalizar/?direccion=#</text:span></text:a><text:span text:style-name="T64"><text:s/></text:span><text:span text:style-name="T65">OK</text:span></text:p>
      <text:p text:style-name="P24"><text:span text:style-name="T66"/></text:p>
      <text:p text:style-name="P25"><text:a xlink:href="https://servicios.usig.buenosaires.gob.ar/normalizar/?direccion=&amp;"><text:span text:style-name="T67">https://servicios.usig.buenosaires.gob.ar/normalizar/?direccion=&amp;</text:span></text:a><text:span text:style-name="T68"><text:s/></text:span><text:span text:style-name="T69">OK</text:span></text:p>
      <text:p text:style-name="P25"><text:span text:style-name="T70"/></text:p>
      <text:p text:style-name="P26"><text:span text:style-name="T71">Se realizaron otras pruebas con<text:s text:c="2"/>caracteres numericos enteros, no enteros y cadenas de caracteres que no formen parte del nombre de luna calle.</text:span></text:p>
      <text:p text:style-name="P26"><text:span text:style-name="T72"/></text:p>
      <text:p text:style-name="P27"><text:a xlink:href="https://servicios.usig.buenosaires.gob.ar/normalizar/?direccion=1234"><text:span text:style-name="T73">https://servicios.usig.buenosaires.gob.ar/normalizar/?direccion=1234</text:span></text:a><text:span text:style-name="T74"><text:s/></text:span><text:span text:style-name="T75">OK</text:span></text:p>
      <text:p text:style-name="P28"><text:a xlink:href="https://servicios.usig.buenosaires.gob.ar/normalizar/?direccion=10000000000000000"><text:span text:style-name="T76">https://servicios.usig.buenosaires.gob.ar/normalizar/?direccion=10000000000000000</text:span></text:a><text:span text:style-name="T77"><text:s/></text:span><text:span text:style-name="T78">OK</text:span></text:p>
      <text:p text:style-name="P29"><text:a xlink:href="https://servicios.usig.buenosaires.gob.ar/normalizar/?direccion=eeeeeee"><text:span text:style-name="T79">https://servicios.usig.buenosaires.gob.ar/normalizar/?direccion=eeeeeee</text:span></text:a><text:span text:style-name="T80"><text:s/></text:span><text:span text:style-name="T81">OK</text:span></text:p>
      <text:p text:style-name="P29"><text:span text:style-name="T82"/></text:p>
      <text:p text:style-name="P29"><text:span text:style-name="T83">Se espera un mensaje de error indicando que no existe la calle.</text:span></text:p>
      <text:p text:style-name="P29"><text:span text:style-name="T84"/></text:p>
      <text:p text:style-name="P29"><text:span text:style-name="T85">Respuesta:</text:span></text:p>
      <text:p text:style-name="P29"><text:span text:style-name="T86">{</text:span></text:p>
      <text:p text:style-name="P29"><text:span text:style-name="T86"><text:s text:c="2"/>"direccionesNormalizadas": [ ],</text:span></text:p>
      <text:p text:style-name="P29"><text:span text:style-name="T86"><text:s text:c="2"/>"errorMessage": "Calle inexistente:"</text:span></text:p>
      <text:p text:style-name="P29"><text:span text:style-name="T86">}</text:span></text:p>
      <text:p text:style-name="P29"><text:span text:style-name="T86">OK</text:span><text:span text:style-name="T87"/></text:p>
      <text:p text:style-name="P29"><text:span text:style-name="T88"/></text:p>
      <text:p text:style-name="P29"><text:span text:style-name="T89">Tambien se realizaron pruebas con una calle existente y una altura incorrecta.</text:span></text:p>
      <text:p text:style-name="P29"><text:span text:style-name="T90"/></text:p>
      <text:p text:style-name="P29"><text:a xlink:href="https://servicios.usig.buenosaires.gob.ar/normalizar/?direccion=loria 18000"><text:span text:style-name="T92">https://servicios.usig.buenosaires.gob.ar/normalizar/?direccion=loria%2018000</text:span></text:a><text:span text:style-name="T93"/></text:p>
      <text:p text:style-name="P29"><text:span text:style-name="T93"/></text:p>
      <text:p text:style-name="P29"><text:a xlink:href="https://servicios.usig.buenosaires.gob.ar/normalizar/?direccion=medrano 200000"><text:span text:style-name="T95">https://servicios.usig.buenosaires.gob.ar/normalizar/?direccion=medrano%20200000</text:span></text:a><text:span text:style-name="T96"/></text:p>
      <text:p text:style-name="P29"><text:span text:style-name="T96"/></text:p>
      <text:p text:style-name="P29"><text:span text:style-name="T97">Se espera un mensaje de calle inexistente </text:span></text:p>
      <text:p text:style-name="P29"><text:span text:style-name="T98"/></text:p>
      <text:p text:style-name="P29"><text:span text:style-name="T99">Respuesta<text:s/></text:span><text:span text:style-name="T100">OK</text:span></text:p>
      <text:p text:style-name="P29"><text:span text:style-name="T100">{</text:span></text:p>
      <text:p text:style-name="P29"><text:span text:style-name="T100"><text:s text:c="2"/>"direccionesNormalizadas": [ ],</text:span></text:p>
      <text:p text:style-name="P29"><text:span text:style-name="T100"><text:s text:c="2"/>"errorMessage": "Calle inexistente: "</text:span></text:p>
      <text:p text:style-name="P29"><text:span text:style-name="T100">}</text:span></text:p>
      <text:p text:style-name="P29"><text:span text:style-name="T101"/></text:p>
      <text:p text:style-name="P29"><text:span text:style-name="T102">En cambio si es una avenida y la altura incorrecta, debe ser inexistente </text:span></text:p>
      <text:p text:style-name="P29"><text:span text:style-name="T103"/></text:p>
      <text:p text:style-name="P29"><text:a xlink:href="https://servicios.usig.buenosaires.gob.ar/normalizar/?direccion=rivadavia 19000"><text:span text:style-name="T105">https://servicios.usig.buenosaires.gob.ar/normalizar/?direccion=rivadavia%2019000</text:span></text:a><text:span text:style-name="T106"/></text:p>
      <text:p text:style-name="P29"><text:span text:style-name="T106"/></text:p>
      <text:p text:style-name="P29"><text:span text:style-name="T107">Se espera un mensaje de altura inexistente </text:span></text:p>
      <text:p text:style-name="P29"><text:span text:style-name="T108"/></text:p>
      <text:p text:style-name="P29"><text:span text:style-name="T109">Respuesta<text:s/></text:span><text:span text:style-name="T110">OK</text:span></text:p>
      <text:p text:style-name="P29"><text:span text:style-name="T111"/></text:p>
      <text:p text:style-name="P29"><text:span text:style-name="T112">{</text:span></text:p>
      <text:p text:style-name="P29"><text:span text:style-name="T112"><text:s text:c="2"/>"direccionesNormalizadas": [ ],</text:span></text:p>
      <text:p text:style-name="P29"><text:span text:style-name="T112"><text:s text:c="2"/>"errorMessage": "La calle RIVADAVIA no existe a la altura 19000"</text:span></text:p>
      <text:p text:style-name="P29"><text:span text:style-name="T112">}</text:span></text:p>
      <text:p text:style-name="P30"><text:span text:style-name="T113"/></text:p>
      <text:p text:style-name="P30"><text:span text:style-name="T114">2.d Testear dirección incluyendo el partido<text:line-break/><text:tab/></text:span><text:span text:style-name="T115">Fundamentos: Verificar ingreso de parámetros correctos</text:span></text:p>
      <text:p text:style-name="P30"><text:span text:style-name="T116"/></text:p>
      <text:p text:style-name="P30"><text:a xlink:href="https://servicios.usig.buenosaires.gob.ar/normalizar/?direccion=puan 105, Moron"><text:span text:style-name="T118">https://servicios.usig.buenosaires.gob.ar/normalizar/?direccion=puan%20105,%20Moron</text:span></text:a><text:span text:style-name="T119"/></text:p>
      <text:p text:style-name="P30"><text:a xlink:href="https://servicios.usig.buenosaires.gob.ar/normalizar/?direccion=olimpo%20&amp;partido=Lomas%20de%20Zamora"><text:span text:style-name="T120">https://servicios.usig.buenosaires.gob.ar/normalizar/?direccion=olimpo%20&amp;partido=Lomas%20de%20Zamora</text:span></text:a><text:span text:style-name="T121"><text:s/>OK</text:span></text:p>
      <text:p text:style-name="P31"><text:span text:style-name="T122"/></text:p>
      <text:p text:style-name="P31"><text:span text:style-name="T123">Se espera la devolución de la dirección ingresada.</text:span></text:p>
      <text:p text:style-name="P32"><text:span text:style-name="T123">Respuesta:<text:s/></text:span><text:span text:style-name="T124">OK</text:span></text:p>
      <text:p text:style-name="P32"><text:span text:style-name="T125"/></text:p>
      <text:p text:style-name="P32"><text:span text:style-name="T126">2.e Testear dirección con partido incorrecto</text:span></text:p>
      <text:p text:style-name="P33"><text:span text:style-name="T127"><text:tab/></text:span><text:span text:style-name="T128">Fundamentos: Verificar ingreso de parámetros incorrectos</text:span></text:p>
      <text:p text:style-name="P34"><text:span text:style-name="T129"/></text:p>
      <text:p text:style-name="P34"><text:a xlink:href="https://servicios.usig.buenosaires.gob.ar/normalizar/?direccion=puan 105, Moron1234"><text:span text:style-name="T131">https://servicios.usig.buenosaires.gob.ar/normalizar/?direccion=puan%20105,%20Moron1234</text:span></text:a><text:span text:style-name="T132"><text:s text:c="3"/></text:span><text:span text:style-name="T133"><text:tab/></text:span><text:a xlink:href="https://servicios.usig.buenosaires.gob.ar/normalizar/?direccion=helguera%20,%20florencio%20varela"><text:span text:style-name="T134">https://servicios.usig.buenosaires.gob.ar/normalizar/?direccion=helguera%20,%20florencio%20varela</text:span></text:a><text:span text:style-name="T135"/></text:p>
      <text:p text:style-name="P35"><text:span text:style-name="T135"/></text:p>
      <text:p text:style-name="P36"><text:span text:style-name="T136">Se espera un mensaje de aviso de que la calle no está en el partido especificado, o que el partido ingresado es inexistente.</text:span></text:p>
      <text:p text:style-name="P36"><text:span text:style-name="T137"/></text:p>
      <text:p text:style-name="P36"><text:span text:style-name="T138">Respuesta: </text:span></text:p>
      <text:p text:style-name="P36"><text:span text:style-name="T139"/></text:p>
      <text:p text:style-name="P36"><text:span text:style-name="T140">ERROR </text:span></text:p>
      <text:p text:style-name="P36"><text:span text:style-name="T141"/></text:p>
      <text:p text:style-name="P36"><text:span text:style-name="T142">{</text:span></text:p>
      <text:p text:style-name="P36"><text:span text:style-name="T142"><text:s text:c="2"/>"direccionesNormalizadas": [ ],</text:span></text:p>
      <text:p text:style-name="P36"><text:span text:style-name="T142"><text:s text:c="2"/>"errorMessage": "Calle inexistente: puan 105, Moron1234"</text:span></text:p>
      <text:p text:style-name="P36"><text:span text:style-name="T142">}</text:span></text:p>
      <text:p text:style-name="P36"><text:span text:style-name="T142"/></text:p>
      <text:p text:style-name="P36"><text:span text:style-name="T142">{</text:span></text:p>
      <text:p text:style-name="P36"><text:span text:style-name="T142"><text:s text:c="2"/>"direccionesNormalizadas": [ ],</text:span></text:p>
      <text:p text:style-name="P36"><text:span text:style-name="T142"><text:s text:c="2"/>"errorMessage": "Calle inexistente: helguera , florencio varela"</text:span></text:p>
      <text:p text:style-name="P36"><text:span text:style-name="T142">}</text:span></text:p>
      <text:p text:style-name="P37"><text:span text:style-name="T143"/></text:p>
      <text:p text:style-name="P37"><text:span text:style-name="T144">3-a Testear dirección con dos o más parámetros</text:span></text:p>
      <text:p text:style-name="P37"><text:span text:style-name="T145">Fundamentos: Verificar ingreso de parámetros correctos ç</text:span></text:p>
      <text:p text:style-name="P37"><text:span text:style-name="T145"/></text:p>
      <text:p text:style-name="P37"><text:span text:style-name="T146"><text:tab/></text:span><text:a xlink:href="https://servicios.usig.buenosaires.gob.ar/normalizar/?direccion=san pedrito y rivadavia"><text:span text:style-name="T148">https://servicios.usig.buenosaires.gob.ar/normalizar/?direccion=san%20pedrito%20y%20rivadavia</text:span></text:a><text:span text:style-name="T149"><text:s text:c="5"/><text:tab/></text:span><text:a xlink:href="https://servicios.usig.buenosaires.gob.ar/normalizar/?direccion=100 y 100"><text:span text:style-name="T151">https://servicios.usig.buenosaires.gob.ar/normalizar/?direccion=100%20y%20100</text:span></text:a><text:span text:style-name="T152"><text:s/></text:span></text:p>
      <text:p text:style-name="P38"><text:span text:style-name="T153"/></text:p>
      <text:p text:style-name="P38"><text:span text:style-name="T154">Se espera la devolución de la primer dirección ingresada.</text:span></text:p>
      <text:p text:style-name="P39"><text:span text:style-name="T154">Respuesta:<text:s/></text:span><text:span text:style-name="T155">OK</text:span><text:span text:style-name="T156"/></text:p>
      <text:p text:style-name="P40"><text:span text:style-name="T157">6-<text:s/></text:span><text:span text:style-name="T158">Testear dirección<text:s/></text:span><text:span text:style-name="T159">con parámetros de entrada no entero</text:span></text:p>
      <text:p text:style-name="P41"><text:span text:style-name="T160"/></text:p>
      <text:p text:style-name="P41"><text:span text:style-name="T161">Fundamentos: Verificar ingreso de parámetros de entrada no enteros</text:span><text:span text:style-name="T162"/></text:p>
      <text:p text:style-name="P42"><text:span text:style-name="T163"><text:tab/></text:span></text:p>
      <text:p text:style-name="P42"><text:span text:style-name="T164">NOTA:</text:span><text:span text:style-name="T165"><text:s/>al realizar la direccion con caractes numericos no enteros el servidor mostrara calles que contangan el numero indicado..</text:span></text:p>
      <text:p text:style-name="P42"><text:span text:style-name="T166"/></text:p>
      <text:p text:style-name="P43"><text:a xlink:href="https://servicios.usig.buenosaires.gob.ar/normalizar/?direccion=5.2"><text:span text:style-name="T167">https://servicios.usig.buenosaires.gob.ar/normalizar/?direccion=5.2</text:span></text:a><text:span text:style-name="T168"><text:s/></text:span><text:span text:style-name="T169"/></text:p>
      <text:p text:style-name="P43"><text:span text:style-name="T170"/></text:p>
      <text:p text:style-name="P43"><text:span text:style-name="T171">EJEMPLO:</text:span></text:p>
      <text:p text:style-name="P43"><text:span text:style-name="T172"/></text:p>
      <text:p text:style-name="P43"><text:span text:style-name="T173">{</text:span></text:p>
      <text:p text:style-name="P43"><text:span text:style-name="T173"><text:s text:c="2"/>"direccionesNormalizadas": [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174,</text:span></text:p>
      <text:p text:style-name="P43"><text:span text:style-name="T173"><text:s text:c="6"/>"cod_calle_cruce": null,</text:span></text:p>
      <text:p text:style-name="P43"><text:span text:style-name="T173"><text:s text:c="6"/>"cod_partido": "caba",</text:span></text:p>
      <text:p text:style-name="P43"><text:span text:style-name="T173"><text:s text:c="6"/>"direccion": "VALLE PJE. PARTICULAR (ALT. ARGERICH 500) 2, CABA",</text:span></text:p>
      <text:p text:style-name="P43"><text:span text:style-name="T173"><text:s text:c="6"/>"nombre_calle": "VALLE PJE. PARTICULAR (ALT. ARGERICH 500)",</text:span></text:p>
      <text:p text:style-name="P43"><text:span text:style-name="T173"><text:s text:c="6"/>"nombre_calle_cruce": "",</text:span></text:p>
      <text:p text:style-name="P43"><text:span text:style-name="T173"><text:s text:c="6"/>"nombre_localidad": "CABA",</text:span></text:p>
      <text:p text:style-name="P43"><text:span text:style-name="T173"><text:s text:c="6"/>"nombre_partido": "CAB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null,</text:span></text:p>
      <text:p text:style-name="P43"><text:span text:style-name="T173"><text:s text:c="6"/>"cod_calle": 99063,</text:span></text:p>
      <text:p text:style-name="P43"><text:span text:style-name="T173"><text:s text:c="6"/>"cod_calle_cruce": null,</text:span></text:p>
      <text:p text:style-name="P43"><text:span text:style-name="T173"><text:s text:c="6"/>"cod_partido": "caba",</text:span></text:p>
      <text:p text:style-name="P43"><text:span text:style-name="T173"><text:s text:c="6"/>"direccion": "PASILLO 2 MANZANA 53 (NO OFICIAL), CABA, CABA",</text:span></text:p>
      <text:p text:style-name="P43"><text:span text:style-name="T173"><text:s text:c="6"/>"nombre_calle": "PASILLO 2 MANZANA 53 (NO OFICIAL)",</text:span></text:p>
      <text:p text:style-name="P43"><text:span text:style-name="T173"><text:s text:c="6"/>"nombre_calle_cruce": null,</text:span></text:p>
      <text:p text:style-name="P43"><text:span text:style-name="T173"><text:s text:c="6"/>"nombre_localidad": "CABA",</text:span></text:p>
      <text:p text:style-name="P43"><text:span text:style-name="T173"><text:s text:c="6"/>"nombre_partido": "CABA",</text:span></text:p>
      <text:p text:style-name="P43"><text:span text:style-name="T173"><text:s text:c="6"/>"tipo": "calle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15575,</text:span></text:p>
      <text:p text:style-name="P43"><text:span text:style-name="T173"><text:s text:c="6"/>"cod_calle_cruce": null,</text:span></text:p>
      <text:p text:style-name="P43"><text:span text:style-name="T173"><text:s text:c="6"/>"cod_partido": "berazategui",</text:span></text:p>
      <text:p text:style-name="P43"><text:span text:style-name="T173"><text:s text:c="6"/>"direccion": "Calle 5 2, Berazategui",</text:span></text:p>
      <text:p text:style-name="P43"><text:span text:style-name="T173"><text:s text:c="6"/>"nombre_calle": "Calle 5",</text:span></text:p>
      <text:p text:style-name="P43"><text:span text:style-name="T173"><text:s text:c="6"/>"nombre_calle_cruce": "",</text:span></text:p>
      <text:p text:style-name="P43"><text:span text:style-name="T173"><text:s text:c="6"/>"nombre_localidad": "Berazategui",</text:span></text:p>
      <text:p text:style-name="P43"><text:span text:style-name="T173"><text:s text:c="6"/>"nombre_partido": "Berazategui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34991,</text:span></text:p>
      <text:p text:style-name="P43"><text:span text:style-name="T173"><text:s text:c="6"/>"cod_calle_cruce": null,</text:span></text:p>
      <text:p text:style-name="P43"><text:span text:style-name="T173"><text:s text:c="6"/>"cod_partido": "berazategui",</text:span></text:p>
      <text:p text:style-name="P43"><text:span text:style-name="T173"><text:s text:c="6"/>"direccion": "Calle 502 2, Berazategui",</text:span></text:p>
      <text:p text:style-name="P43"><text:span text:style-name="T173"><text:s text:c="6"/>"nombre_calle": "Calle 502",</text:span></text:p>
      <text:p text:style-name="P43"><text:span text:style-name="T173"><text:s text:c="6"/>"nombre_calle_cruce": "",</text:span></text:p>
      <text:p text:style-name="P43"><text:span text:style-name="T173"><text:s text:c="6"/>"nombre_localidad": "El Pato",</text:span></text:p>
      <text:p text:style-name="P43"><text:span text:style-name="T173"><text:s text:c="6"/>"nombre_partido": "Berazategui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89062,</text:span></text:p>
      <text:p text:style-name="P43"><text:span text:style-name="T173"><text:s text:c="6"/>"cod_calle_cruce": null,</text:span></text:p>
      <text:p text:style-name="P43"><text:span text:style-name="T173"><text:s text:c="6"/>"cod_partido": "ensenada",</text:span></text:p>
      <text:p text:style-name="P43"><text:span text:style-name="T173"><text:s text:c="6"/>"direccion": "57 2, Ensenada",</text:span></text:p>
      <text:p text:style-name="P43"><text:span text:style-name="T173"><text:s text:c="6"/>"nombre_calle": "57",</text:span></text:p>
      <text:p text:style-name="P43"><text:span text:style-name="T173"><text:s text:c="6"/>"nombre_calle_cruce": "",</text:span></text:p>
      <text:p text:style-name="P43"><text:span text:style-name="T173"><text:s text:c="6"/>"nombre_localidad": "Ensenada",</text:span></text:p>
      <text:p text:style-name="P43"><text:span text:style-name="T173"><text:s text:c="6"/>"nombre_partido": "Ensenad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96115,</text:span></text:p>
      <text:p text:style-name="P43"><text:span text:style-name="T173"><text:s text:c="6"/>"cod_calle_cruce": null,</text:span></text:p>
      <text:p text:style-name="P43"><text:span text:style-name="T173"><text:s text:c="6"/>"cod_partido": "ezeiza",</text:span></text:p>
      <text:p text:style-name="P43"><text:span text:style-name="T173"><text:s text:c="6"/>"direccion": "5 de Diciembre 2, Ezeiza",</text:span></text:p>
      <text:p text:style-name="P43"><text:span text:style-name="T173"><text:s text:c="6"/>"nombre_calle": "5 de Diciembre",</text:span></text:p>
      <text:p text:style-name="P43"><text:span text:style-name="T173"><text:s text:c="6"/>"nombre_calle_cruce": "",</text:span></text:p>
      <text:p text:style-name="P43"><text:span text:style-name="T173"><text:s text:c="6"/>"nombre_localidad": "Carlos Spegazzini",</text:span></text:p>
      <text:p text:style-name="P43"><text:span text:style-name="T173"><text:s text:c="6"/>"nombre_partido": "Ezeiz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16509,</text:span></text:p>
      <text:p text:style-name="P43"><text:span text:style-name="T173"><text:s text:c="6"/>"cod_calle_cruce": null,</text:span></text:p>
      <text:p text:style-name="P43"><text:span text:style-name="T173"><text:s text:c="6"/>"cod_partido": "florencio_varela",</text:span></text:p>
      <text:p text:style-name="P43"><text:span text:style-name="T173"><text:s text:c="6"/>"direccion": "Calle 548 2, Florencio Varela",</text:span></text:p>
      <text:p text:style-name="P43"><text:span text:style-name="T173"><text:s text:c="6"/>"nombre_calle": "Calle 548",</text:span></text:p>
      <text:p text:style-name="P43"><text:span text:style-name="T173"><text:s text:c="6"/>"nombre_calle_cruce": "",</text:span></text:p>
      <text:p text:style-name="P43"><text:span text:style-name="T173"><text:s text:c="6"/>"nombre_localidad": "Gobernador Julio A. Costa",</text:span></text:p>
      <text:p text:style-name="P43"><text:span text:style-name="T173"><text:s text:c="6"/>"nombre_partido": "Florencio Varel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21490,</text:span></text:p>
      <text:p text:style-name="P43"><text:span text:style-name="T173"><text:s text:c="6"/>"cod_calle_cruce": null,</text:span></text:p>
      <text:p text:style-name="P43"><text:span text:style-name="T173"><text:s text:c="6"/>"cod_partido": "florencio_varela",</text:span></text:p>
      <text:p text:style-name="P43"><text:span text:style-name="T173"><text:s text:c="6"/>"direccion": "Calle 558 2, Florencio Varela",</text:span></text:p>
      <text:p text:style-name="P43"><text:span text:style-name="T173"><text:s text:c="6"/>"nombre_calle": "Calle 558",</text:span></text:p>
      <text:p text:style-name="P43"><text:span text:style-name="T173"><text:s text:c="6"/>"nombre_calle_cruce": "",</text:span></text:p>
      <text:p text:style-name="P43"><text:span text:style-name="T173"><text:s text:c="6"/>"nombre_localidad": "Gobernador Julio A. Costa",</text:span></text:p>
      <text:p text:style-name="P43"><text:span text:style-name="T173"><text:s text:c="6"/>"nombre_partido": "Florencio Varel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130807,</text:span></text:p>
      <text:p text:style-name="P43"><text:span text:style-name="T173"><text:s text:c="6"/>"cod_calle_cruce": null,</text:span></text:p>
      <text:p text:style-name="P43"><text:span text:style-name="T173"><text:s text:c="6"/>"cod_partido": "florencio_varela",</text:span></text:p>
      <text:p text:style-name="P43"><text:span text:style-name="T173"><text:s text:c="6"/>"direccion": "Calle 560 2, Florencio Varela",</text:span></text:p>
      <text:p text:style-name="P43"><text:span text:style-name="T173"><text:s text:c="6"/>"nombre_calle": "Calle 560",</text:span></text:p>
      <text:p text:style-name="P43"><text:span text:style-name="T173"><text:s text:c="6"/>"nombre_calle_cruce": "",</text:span></text:p>
      <text:p text:style-name="P43"><text:span text:style-name="T173"><text:s text:c="6"/>"nombre_localidad": "Gobernador Julio A. Costa",</text:span></text:p>
      <text:p text:style-name="P43"><text:span text:style-name="T173"><text:s text:c="6"/>"nombre_partido": "Florencio Varela",</text:span></text:p>
      <text:p text:style-name="P43"><text:span text:style-name="T173"><text:s text:c="6"/>"tipo": "calle_altura"</text:span></text:p>
      <text:p text:style-name="P43"><text:span text:style-name="T173"><text:s text:c="4"/>},</text:span></text:p>
      <text:p text:style-name="P43"><text:span text:style-name="T173"><text:s text:c="4"/>{</text:span></text:p>
      <text:p text:style-name="P43"><text:span text:style-name="T173"><text:s text:c="6"/>"altura": 2,</text:span></text:p>
      <text:p text:style-name="P43"><text:span text:style-name="T173"><text:s text:c="6"/>"cod_calle": 398141,</text:span></text:p>
      <text:p text:style-name="P43"><text:span text:style-name="T173"><text:s text:c="6"/>"cod_calle_cruce": null,</text:span></text:p>
      <text:p text:style-name="P43"><text:span text:style-name="T173"><text:s text:c="6"/>"cod_partido": "florencio_varela",</text:span></text:p>
      <text:p text:style-name="P43"><text:span text:style-name="T173"><text:s text:c="6"/>"direccion": "Calle 556 2, Florencio Varela",</text:span></text:p>
      <text:p text:style-name="P43"><text:span text:style-name="T173"><text:s text:c="6"/>"nombre_calle": "Calle 556",</text:span></text:p>
      <text:p text:style-name="P43"><text:span text:style-name="T173"><text:s text:c="6"/>"nombre_calle_cruce": "",</text:span></text:p>
      <text:p text:style-name="P43"><text:span text:style-name="T173"><text:s text:c="6"/>"nombre_localidad": "Gobernador Julio A. Costa",</text:span></text:p>
      <text:p text:style-name="P43"><text:span text:style-name="T173"><text:s text:c="6"/>"nombre_partido": "Florencio Varela",</text:span></text:p>
      <text:p text:style-name="P43"><text:span text:style-name="T173"><text:s text:c="6"/>"tipo": "calle_altura"</text:span></text:p>
      <text:p text:style-name="P43"><text:span text:style-name="T173"><text:s text:c="4"/>}</text:span></text:p>
      <text:p text:style-name="P43"><text:span text:style-name="T173"><text:s text:c="2"/>]</text:span></text:p>
      <text:p text:style-name="P44"><text:span text:style-name="T173">}</text:span><text:span text:style-name="T174"/></text:p>
      <text:p text:style-name="P44"><text:span text:style-name="T174"/></text:p>
      <text:p text:style-name="P44"><text:span text:style-name="T175">Se espera calle inexistente o error la devolución de la dirección ingresada<text:s/></text:span><text:span text:style-name="T176">ERROR</text:span><text:span text:style-name="T177"/></text:p>
      <text:p text:style-name="P45"><text:span text:style-name="T178"/></text:p>
      <text:p text:style-name="P45"><text:span text:style-name="T178">7-</text:span><text:span text:style-name="T179">Testear dirección<text:s/></text:span><text:span text:style-name="T180">con parámetros de entrada neutros</text:span></text:p>
      <text:p text:style-name="P46"><text:span text:style-name="T181"/></text:p>
      <text:p text:style-name="P46"><text:span text:style-name="T182">Fundamentos: Verificar ingreso de parámetros neutro</text:span></text:p>
      <text:p text:style-name="P46"><text:span text:style-name="T183"/></text:p>
      <text:p text:style-name="P46"><text:a xlink:href="https://servicios.usig.buenosaires.gob.ar/normalizar/?direccion=0"><text:span text:style-name="T184">https://servicios.usig.buenosaires.gob.ar/normalizar/?direccion=0</text:span></text:a><text:span text:style-name="T185"/></text:p>
      <text:p text:style-name="P46"><text:span text:style-name="T186"/></text:p>
      <text:p text:style-name="P46"><text:span text:style-name="T187"/></text:p>
      <text:p text:style-name="P46"><text:span text:style-name="T188">Se espera la suma de los dos primeros números</text:span></text:p>
      <text:p text:style-name="P46"><text:span text:style-name="T189">OK</text:span></text:p>
      <text:p text:style-name="P47"><text:span text:style-name="T190">8-<text:s/></text:span><text:span text:style-name="T191">Testear dirección<text:s/></text:span><text:span text:style-name="T192">con parámetros de entrada negativos</text:span></text:p>
      <text:p text:style-name="P48"><text:span text:style-name="T193"/></text:p>
      <text:p text:style-name="P48"><text:span text:style-name="T194">Fundamentos: Verificar ingreso de parámetros incorrectos</text:span></text:p>
      <text:p text:style-name="P48"><text:span text:style-name="T195"/></text:p>
      <text:p text:style-name="P48"><text:span text:style-name="T196"><text:tab/></text:span><text:span text:style-name="T197">localhost/sumarService?nro1=-10&amp;nro2=-10</text:span></text:p>
      <text:p text:style-name="P48"><text:span text:style-name="T197"><text:tab/>localhost/sumarService?nro1=-5&amp;nro2=10</text:span></text:p>
      <text:p text:style-name="P48"><text:span text:style-name="T198"><text:tab/></text:span><text:span text:style-name="T199">localhost/sumarService?nro1=10&amp;nro2=-50</text:span></text:p>
      <text:p text:style-name="P48"><text:span text:style-name="T199"><text:tab/>localhost/sumarService?nro1=-10&amp;nro2=-0</text:span></text:p>
      <text:p text:style-name="P48"><text:span text:style-name="T200"/></text:p>
      <text:p text:style-name="P48"><text:span text:style-name="T201">Se espera la suma de los dos primeros números</text:span></text:p>
      <text:p text:style-name="P48"><text:span text:style-name="T202">OK</text:span></text:p>
      <text:p text:style-name="P49"><text:span text:style-name="T203">9-<text:s/></text:span><text:span text:style-name="T204">Testear dirección<text:s text:c="2"/></text:span><text:span text:style-name="T205">con desbordamiento en números enteros</text:span></text:p>
      <text:p text:style-name="P50"><text:span text:style-name="T206"/></text:p>
      <text:p text:style-name="P50"><text:span text:style-name="T207">Fundamentos: Verificar ingreso de parámetros incorrectos</text:span></text:p>
      <text:p text:style-name="P50"><text:span text:style-name="T208"/></text:p>
      <text:p text:style-name="P50"><text:span text:style-name="T209"><text:tab/></text:span><text:span text:style-name="T210">localhost/sumarService?nro1=2000000000&amp;nro2= 2000000000</text:span></text:p>
      <text:p text:style-name="P50"><text:span text:style-name="T211"><text:tab/></text:span><text:span text:style-name="T212">localhost/sumarService?nro1=-2000000000&amp;nro2=-2000000000</text:span></text:p>
      <text:p text:style-name="P50"><text:span text:style-name="T213"><text:tab/></text:span></text:p>
      <text:p text:style-name="P50"><text:span text:style-name="T214"/></text:p>
      <text:p text:style-name="P50"><text:span text:style-name="T215">Se espera la suma de los dos primeros números o aviso de parámetros incorrectos</text:span></text:p>
      <text:p text:style-name="P50"><text:span text:style-name="T216">OK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